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000000" draw:fill="solid" draw:fill-color="#000000" draw:fill-gradient-name="Gradient_20_8" draw:opacity="50%" draw:textarea-horizontal-align="justify" draw:textarea-vertical-align="middle" draw:auto-grow-height="false" draw:shadow-offset-x="0.305cm" draw:shadow-offset-y="0.305cm" draw:shadow-opacity="50%"/>
    </style:style>
    <style:style style:name="gr2" style:family="graphic" style:parent-style-name="standard">
      <style:graphic-properties draw:stroke="none" svg:stroke-color="#000000" draw:fill="solid" draw:fill-color="#000000" draw:fill-gradient-name="Gradient_20_7" draw:opacity="50%" draw:textarea-horizontal-align="justify" draw:textarea-vertical-align="middle" draw:auto-grow-height="false" draw:shadow-offset-x="0.305cm" draw:shadow-offset-y="0.305cm" draw:shadow-opacity="50%"/>
    </style:style>
    <style:style style:name="gr3" style:family="graphic" style:parent-style-name="standard">
      <style:graphic-properties draw:stroke="solid" svg:stroke-width="0.025cm" svg:stroke-color="#000000" draw:marker-start-width="0.237cm" draw:marker-end-width="0.237cm" draw:fill="solid" draw:fill-color="#cccccc" draw:fill-gradient-name="Gradient_20_8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solid" svg:stroke-width="0.025cm" svg:stroke-color="#000000" draw:marker-start-width="0.237cm" draw:marker-end-width="0.237cm" draw:fill="solid" draw:fill-color="#e6e6e6" draw:fill-gradient-name="Gradient_20_8" draw:textarea-horizontal-align="justify" draw:textarea-vertical-align="middle" draw:auto-grow-height="false" fo:padding-top="0.112cm" fo:padding-bottom="0.112cm" fo:padding-left="0.237cm" fo:padding-right="0.237cm"/>
    </style:style>
    <style:style style:name="gr5" style:family="graphic" style:parent-style-name="standard">
      <style:graphic-properties draw:stroke="none" svg:stroke-color="#000000" draw:fill="solid" draw:fill-color="#b3b3b3" draw:fill-gradient-name="Gradient_20_7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025cm" svg:stroke-color="#000000" draw:marker-start-width="0.237cm" draw:marker-end-width="0.237cm" draw:fill="solid" draw:fill-color="#e6e6e6" draw:fill-gradient-name="Gradient_20_7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solid" draw:fill-color="#b3b3b3" draw:fill-gradient-name="Gradient_20_7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marker-start-width="0.237cm" draw:marker-end-width="0.237cm" draw:fill="solid" draw:fill-color="#b3b3b3" draw:fill-gradient-name="Gradient_20_7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1" style:family="graphic" style:parent-style-name="standard" style:list-style-name="L2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6pt" fo:text-shadow="1pt 1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size="18pt" style:font-size-asian="12pt" style:font-size-complex="12pt"/>
    </style:style>
    <style:style style:name="T1" style:family="text">
      <style:text-properties fo:font-size="16pt" fo:text-shadow="1pt 1pt" fo:font-weight="bold" style:font-size-asian="22pt" style:font-weight-asian="bold" style:font-size-complex="22pt" style:font-weight-complex="bold"/>
    </style:style>
    <style:style style:name="T2" style:family="text">
      <style:text-properties fo:font-size="8pt" fo:text-shadow="1pt 1pt" fo:font-weight="bold" style:font-size-asian="8pt" style:font-weight-asian="bold" style:font-size-complex="8pt" style:font-weight-complex="bold"/>
    </style:style>
    <style:style style:name="T3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4" style:family="text">
      <style:text-properties fo:font-size="16pt" fo:text-shadow="1pt 1pt" fo:font-weight="bold" style:font-size-asian="28pt" style:font-weight-asian="bold" style:font-size-complex="28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000000" fo:font-size="75%"/>
      </text:list-level-style-bullet>
      <text:list-level-style-bullet text:level="2" text:bullet-char="●">
        <style:list-level-properties text:space-before="0.6cm" text:min-label-width="0.381cm"/>
        <style:text-properties fo:font-family="StarSymbol" fo:color="#000000" fo:font-size="6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9.72cm" svg:height="1.423cm" svg:x="6.904cm" svg:y="10.95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2.845cm" svg:height="3.318cm" svg:x="6.904cm" svg:y="7.1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6.401cm" svg:height="1.422cm" svg:x="10.223cm" svg:y="9.06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6.401cm" svg:height="1.422cm" svg:x="10.223cm" svg:y="7.1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56cm" svg:height="1.423cm" svg:x="20.891cm" svg:y="3.37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9.72cm" svg:height="1.423cm" svg:x="6.904cm" svg:y="5.2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7.349cm" svg:height="1.423cm" svg:x="17.098cm" svg:y="5.2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3.513cm" svg:height="2.371cm" svg:x="6.904cm" svg:y="2.42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7.543cm" svg:height="1.422cm" svg:x="6.904cm" svg:y="1.47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3" draw:text-style-name="P1" draw:layer="layout" svg:width="9.72cm" svg:height="1.422cm" svg:x="6.667cm" svg:y="10.817cm">
            <text:p text:style-name="P2"><text:span text:style-name="T1">BL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.845cm" svg:height="3.319cm" svg:x="6.667cm" svg:y="7.024cm">
            <text:p text:style-name="P2"><text:span text:style-name="T1">CBL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6.401cm" svg:height="1.423cm" svg:x="9.986cm" svg:y="8.92cm">
            <text:p text:style-name="P2"><text:span text:style-name="T1">(C)LAPA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6.401cm" svg:height="1.423cm" svg:x="9.986cm" svg:y="7.023cm">
            <text:p text:style-name="P2"><text:span text:style-name="T1">LAPACK C Wrapp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3.557cm" svg:height="1.422cm" svg:x="20.653cm" svg:y="3.23cm">
            <text:p text:style-name="P2"><text:span text:style-name="T1">QUAR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9.72cm" svg:height="1.422cm" svg:x="6.667cm" svg:y="5.127cm">
            <text:p text:style-name="P2"><text:span text:style-name="T1">core BL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7.35cm" svg:height="1.422cm" svg:x="16.86cm" svg:y="5.127cm">
            <text:p text:style-name="P2"><text:span text:style-name="T1">Threads</text:span></text:p>
            <text:p text:style-name="P2"><text:span text:style-name="T2">POSIX / MS Window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13.513cm" svg:height="2.371cm" svg:x="6.667cm" svg:y="2.2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17.543cm" svg:height="1.423cm" svg:x="6.667cm" svg:y="1.333cm"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3">PLASMA</text:span><text:span text:style-name="T4"> <text:s text:c="11"/>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2" draw:layer="layout" svg:width="0.635cm" svg:height="5.715cm" svg:x="5.397cm" svg:y="0.9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2" draw:layer="layout" svg:width="0.635cm" svg:height="5.398cm" svg:x="5.397cm" svg:y="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3" draw:layer="layout" svg:width="2.343cm" svg:height="0.953cm" svg:x="17.976cm" svg:y="8.254cm">
          <text:p text:style-name="P2"><text:span text:style-name="T5">Netlib</text:span></text:p>
          <draw:enhanced-geometry svg:viewBox="0 0 21600 21600" draw:mirror-horizontal="false" draw:type="line-callout-2" draw:modifiers="-14320.1365187713 -3033.96226415094 -7003.41296928328 12294.3396226415 -2303.7542662116 12566.037735849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1.27cm" svg:height="0.953cm" svg:x="21.907cm" svg:y="6.984cm">
          <text:p text:style-name="P2"><text:span text:style-name="T5">OS</text:span></text:p>
          <draw:enhanced-geometry svg:viewBox="0 0 21600 21600" draw:mirror-horizontal="false" draw:type="line-callout-2" draw:modifiers="-27293.1549960661 -8875.47169811321 -15295.0432730134 12407.5471698113 -4265.61762391818 12566.037735849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4" draw:layer="layout" svg:width="2.863cm" svg:height="1.604cm" svg:x="0.935cm" svg:y="2.222cm">
          <text:p text:style-name="P2"><text:span text:style-name="T5">PLASMA</text:span></text:p>
          <text:p text:style-name="P2"><text:span text:style-name="T5">distribution</text:span></text:p>
          <draw:enhanced-geometry svg:viewBox="0 0 21600 21600" draw:mirror-horizontal="true" draw:mirror-vertical="false" draw:type="line-callout-2" draw:modifiers="-10151.3966480447 17158.8785046729 -6606.70391061452 7267.28971962617 -1885.4748603352 7455.7009345794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6" draw:layer="layout" svg:width="2.863cm" svg:height="1.905cm" svg:x="0.935cm" svg:y="7.937cm">
          <text:list text:style-name="L2">
            <text:list-item>
              <text:list>
                <text:list-item>
                  <text:p text:style-name="P5"><text:span text:style-name="T5">vendor</text:span><text:span text:style-name="T6"> <text:s text:c="10"/></text:span></text:p>
                </text:list-item>
                <text:list-item>
                  <text:p text:style-name="P5"><text:span text:style-name="T5">Netlib</text:span><text:span text:style-name="T6"> <text:s text:c="11"/></text:span></text:p>
                </text:list-item>
              </text:list>
            </text:list-item>
          </text:list>
          <draw:enhanced-geometry svg:viewBox="0 0 21600 21600" draw:mirror-horizontal="true" draw:mirror-vertical="false" draw:type="line-callout-2" draw:modifiers="-10151.3966480447 17871.5634837356 -7270.39106145251 6074.29171038825 -1885.4748603352 6289.611752360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2" draw:text-style-name="P2" draw:layer="layout" svg:width="0.635cm" svg:height="0.635cm" svg:x="5.079cm" svg:y="0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635cm" svg:height="0.635cm" svg:x="5.079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7.938cm" svg:height="1.588cm" svg:x="15.239cm" svg:y="12.699cm">
          <text:p text:style-name="P2"><text:span text:style-name="T5">Optimized vendor implementation</text:span></text:p>
          <text:p text:style-name="P2"><text:span text:style-name="T5">absolutely critical for performance</text:span></text:p>
          <draw:enhanced-geometry svg:viewBox="0 0 21600 21600" draw:mirror-horizontal="false" draw:type="line-callout-2" draw:modifiers="-7324.2473863207 -5994.71365638767 -2105.85716085149 7625.92825676526 -680.18642146366 7530.774071743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c0c0c0" draw:end-color="#808080" draw:start-intensity="100%" draw:end-intensity="100%" draw:angle="0" draw:border="0%"/>
    <draw:gradient draw:name="Gradient_20_8" draw:display-name="Gradient 8" draw:style="linear" draw:start-color="#e6e6ff" draw:end-color="#80808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5.2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7T12:22:47</meta:creation-date>
    <dc:date>2010-07-28T15:50:00</dc:date>
    <meta:editing-duration>PT00H16M46S</meta:editing-duration>
    <meta:editing-cycles>2</meta:editing-cycles>
    <meta:generator>OpenOffice.org/3.2$Unix OpenOffice.org_project/320m12$Build-9483</meta:generator>
    <meta:document-statistic meta:object-count="29"/>
  </office:meta>
</office:document-meta>
</file>